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Sans1" svg:font-family="LiberationSans"/>
    <style:font-face style:name="Arial" svg:font-family="Arial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202cm" svg:stroke-color="#00cc33" draw:stroke-linejoin="round" svg:stroke-linecap="butt" draw:fill="none" fo:padding-top="0.101cm" fo:padding-bottom="0.101cm" fo:padding-left="0.101cm" fo:padding-right="0.101cm"/>
    </style:style>
    <style:style style:name="gr3" style:family="graphic" style:parent-style-name="standard">
      <style:graphic-properties draw:stroke="solid" svg:stroke-width="0.151cm" svg:stroke-color="#ff00cc" draw:stroke-linejoin="round" svg:stroke-linecap="butt" draw:fill="none" fo:padding-top="0.075cm" fo:padding-bottom="0.075cm" fo:padding-left="0.075cm" fo:padding-right="0.075cm"/>
    </style:style>
    <style:style style:name="gr4" style:family="graphic" style:parent-style-name="standard">
      <style:graphic-properties draw:stroke="none" draw:fill="solid" draw:fill-color="#0000ff"/>
    </style:style>
    <style:style style:name="gr5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6" style:family="graphic" style:parent-style-name="standard">
      <style:graphic-properties draw:stroke="solid" svg:stroke-width="0.151cm" svg:stroke-color="#0000ff" draw:stroke-linejoin="round" svg:stroke-linecap="butt" draw:fill="none" fo:padding-top="0.075cm" fo:padding-bottom="0.075cm" fo:padding-left="0.075cm" fo:padding-right="0.075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101cm" svg:stroke-color="#000000" draw:stroke-linejoin="round" svg:stroke-linecap="butt" draw:fill="none" fo:padding-top="0.05cm" fo:padding-bottom="0.05cm" fo:padding-left="0.05cm" fo:padding-right="0.05cm"/>
    </style:style>
    <style:style style:name="gr9" style:family="graphic" style:parent-style-name="standard">
      <style:graphic-properties draw:stroke="solid" svg:stroke-width="0.05cm" svg:stroke-color="#000000" draw:stroke-linejoin="round" svg:stroke-linecap="butt" draw:fill="none" fo:padding-top="0.025cm" fo:padding-bottom="0.025cm" fo:padding-left="0.025cm" fo:padding-right="0.025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ff"/>
    </style:style>
    <style:style style:name="P4" style:family="paragraph">
      <style:paragraph-properties fo:text-align="start" style:writing-mode="lr-tb"/>
      <style:text-properties style:font-name="Liberation Serif" fo:font-style="italic" style:font-style-asian="italic" style:font-style-complex="italic"/>
    </style:style>
    <style:style style:name="P5" style:family="paragraph">
      <loext:graphic-properties draw:fill="none"/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P6" style:family="paragraph">
      <style:paragraph-properties fo:text-align="start" style:writing-mode="lr-tb"/>
      <style:text-properties style:font-name="Liberation Serif" fo:font-size="20pt" style:font-size-asian="20pt" style:font-size-complex="20pt"/>
    </style:style>
    <style:style style:name="P7" style:family="paragraph">
      <loext:graphic-properties draw:fill="none"/>
      <style:text-properties style:font-name="Liberation Serif" fo:font-size="20pt" style:font-size-asian="20pt" style:font-size-complex="20pt"/>
    </style:style>
    <style:style style:name="T1" style:family="text">
      <style:text-properties fo:color="#00cc33" style:font-name="Liberation Serif" fo:font-size="26pt" fo:font-style="italic" fo:font-weight="bold" style:font-size-asian="26pt" style:font-style-asian="italic" style:font-name-complex="LiberationSans1" style:font-size-complex="26pt" style:font-style-complex="italic" style:font-weight-complex="bold"/>
    </style:style>
    <style:style style:name="T2" style:family="text">
      <style:text-properties fo:color="#000000" style:font-name="Liberation Serif" fo:font-size="20pt" style:font-size-asian="20pt" style:font-name-complex="Arial1" style:font-size-complex="20pt"/>
    </style:style>
    <style:style style:name="T3" style:family="text">
      <style:text-properties fo:color="#000000" style:font-name="Liberation Serif" fo:font-size="20pt" fo:font-weight="bold" style:font-size-asian="20pt" style:font-name-complex="Arial1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7cm" svg:x="0cm" svg:y="0cm" svg:viewBox="0 0 20998 29701" draw:points="0,0 20998,0 20998,29701 0,29701">
          <text:p/>
        </draw:polygon>
        <draw:line draw:style-name="gr2" draw:text-style-name="P2" draw:layer="layout" svg:x1="1.816cm" svg:y1="10.396cm" svg:x2="18.199cm" svg:y2="10.396cm">
          <text:p/>
        </draw:line>
        <draw:path draw:style-name="gr3" draw:text-style-name="P2" draw:layer="layout" svg:width="12.573cm" svg:height="9.398cm" svg:x="4.554cm" svg:y="4.046cm" svg:viewBox="0 0 12574 9399" svg:d="M0 2668c127 889 635 3048 889 3683 127 508 635 2032 1398 2032 762 0 1016-1408 1270-2043 427-1058 762-2554 1397-2554s1146 2142 1270 2681c254 1094 889 2932 1778 2932 762 0 1524-2032 1905-3048s2286-5461 2667-6351">
          <text:p/>
        </draw:path>
        <draw:path draw:style-name="gr4" draw:text-style-name="P3" draw:layer="layout" svg:width="0.508cm" svg:height="0.508cm" svg:x="10.505cm" svg:y="10.121cm" svg:viewBox="0 0 509 509" svg:d="M254 0c145 0 255 109 255 254s-110 255-255 255c-144 0-254-110-254-255s110-254 254-254zM0 0zM509 509z">
          <text:p/>
        </draw:path>
        <draw:path draw:style-name="gr5" draw:text-style-name="P2" draw:layer="layout" svg:width="0.508cm" svg:height="0.508cm" svg:x="10.505cm" svg:y="10.121cm" svg:viewBox="0 0 509 509" svg:d="M254 0c145 0 255 109 255 254s-110 255-255 255c-144 0-254-110-254-255s110-254 254-254z">
          <text:p/>
        </draw:path>
        <draw:polygon draw:style-name="gr5" draw:text-style-name="P2" draw:layer="layout" svg:width="0cm" svg:height="0cm" svg:x="10.505cm" svg:y="10.121cm" svg:viewBox="0 0 0 0" draw:points="0,0">
          <text:p/>
        </draw:polygon>
        <draw:polygon draw:style-name="gr5" draw:text-style-name="P2" draw:layer="layout" svg:width="0cm" svg:height="0cm" svg:x="11.013cm" svg:y="10.629cm" svg:viewBox="0 0 0 0" draw:points="0,0">
          <text:p/>
        </draw:polygon>
        <draw:path draw:style-name="gr4" draw:text-style-name="P3" draw:layer="layout" svg:width="0.508cm" svg:height="0.511cm" svg:x="14.206cm" svg:y="10.121cm" svg:viewBox="0 0 509 512" svg:d="M254 0c146 0 255 109 255 254s-109 255-255 255c-145 0-254-110-254-255s109-254 254-254zM0 0zM509 512z">
          <text:p/>
        </draw:path>
        <draw:path draw:style-name="gr5" draw:text-style-name="P2" draw:layer="layout" svg:width="0.508cm" svg:height="0.508cm" svg:x="14.206cm" svg:y="10.121cm" svg:viewBox="0 0 509 509" svg:d="M254 0c146 0 255 109 255 254s-109 255-255 255c-145 0-254-110-254-255s109-254 254-254z">
          <text:p/>
        </draw:path>
        <draw:polygon draw:style-name="gr5" draw:text-style-name="P2" draw:layer="layout" svg:width="0cm" svg:height="0cm" svg:x="14.206cm" svg:y="10.121cm" svg:viewBox="0 0 0 0" draw:points="0,0">
          <text:p/>
        </draw:polygon>
        <draw:polygon draw:style-name="gr5" draw:text-style-name="P2" draw:layer="layout" svg:width="0cm" svg:height="0cm" svg:x="14.714cm" svg:y="10.632cm" svg:viewBox="0 0 0 0" draw:points="0,0">
          <text:p/>
        </draw:polygon>
        <draw:path draw:style-name="gr4" draw:text-style-name="P3" draw:layer="layout" svg:width="0.508cm" svg:height="0.508cm" svg:x="7.909cm" svg:y="10.124cm" svg:viewBox="0 0 509 509" svg:d="M254 0c141 0 255 110 255 254 0 142-114 255-255 255-145 0-254-113-254-255 0-144 109-254 254-254zM0 0zM509 509z">
          <text:p/>
        </draw:path>
        <draw:path draw:style-name="gr5" draw:text-style-name="P2" draw:layer="layout" svg:width="0.508cm" svg:height="0.508cm" svg:x="7.909cm" svg:y="10.124cm" svg:viewBox="0 0 509 509" svg:d="M254 0c141 0 255 110 255 254 0 142-114 255-255 255-145 0-254-113-254-255 0-144 109-254 254-254z">
          <text:p/>
        </draw:path>
        <draw:polygon draw:style-name="gr5" draw:text-style-name="P2" draw:layer="layout" svg:width="0cm" svg:height="0cm" svg:x="7.909cm" svg:y="10.124cm" svg:viewBox="0 0 0 0" draw:points="0,0">
          <text:p/>
        </draw:polygon>
        <draw:polygon draw:style-name="gr5" draw:text-style-name="P2" draw:layer="layout" svg:width="0cm" svg:height="0cm" svg:x="8.417cm" svg:y="10.632cm" svg:viewBox="0 0 0 0" draw:points="0,0">
          <text:p/>
        </draw:polygon>
        <draw:path draw:style-name="gr4" draw:text-style-name="P3" draw:layer="layout" svg:width="0.508cm" svg:height="0.508cm" svg:x="5.21cm" svg:y="10.124cm" svg:viewBox="0 0 509 509" svg:d="M255 0c141 0 254 110 254 254 0 146-113 255-254 255-146 0-255-109-255-255 0-144 109-254 255-254zM0 0zM509 509z">
          <text:p/>
        </draw:path>
        <draw:path draw:style-name="gr5" draw:text-style-name="P2" draw:layer="layout" svg:width="0.508cm" svg:height="0.508cm" svg:x="5.21cm" svg:y="10.124cm" svg:viewBox="0 0 509 509" svg:d="M255 0c141 0 254 110 254 254 0 146-113 255-254 255-146 0-255-109-255-255 0-144 109-254 255-254z">
          <text:p/>
        </draw:path>
        <draw:polygon draw:style-name="gr5" draw:text-style-name="P2" draw:layer="layout" svg:width="0cm" svg:height="0cm" svg:x="5.21cm" svg:y="10.124cm" svg:viewBox="0 0 0 0" draw:points="0,0">
          <text:p/>
        </draw:polygon>
        <draw:polygon draw:style-name="gr5" draw:text-style-name="P2" draw:layer="layout" svg:width="0cm" svg:height="0cm" svg:x="5.718cm" svg:y="10.632cm" svg:viewBox="0 0 0 0" draw:points="0,0">
          <text:p/>
        </draw:polygon>
        <draw:line draw:style-name="gr6" draw:text-style-name="P2" draw:layer="layout" svg:x1="5.644cm" svg:y1="10.396cm" svg:x2="14.407cm" svg:y2="10.396cm">
          <text:p/>
        </draw:line>
        <draw:frame draw:style-name="gr7" draw:text-style-name="P5" draw:layer="layout" svg:width="0.916cm" svg:height="1.013cm" svg:x="18.09cm" svg:y="10.981cm">
          <draw:text-box>
            <text:p text:style-name="P4"><text:span text:style-name="T1">H</text:span></text:p>
          </draw:text-box>
        </draw:frame>
        <draw:path draw:style-name="gr1" draw:text-style-name="P1" draw:layer="layout" svg:width="0.321cm" svg:height="0.321cm" svg:x="15.409cm" svg:y="7.595cm" svg:viewBox="0 0 322 322" svg:d="M163 0c88 0 159 67 159 159 0 91-71 163-159 163-93 0-163-72-163-163 0-92 70-159 163-159zM0 0zM322 322z">
          <text:p/>
        </draw:path>
        <draw:path draw:style-name="gr8" draw:text-style-name="P2" draw:layer="layout" svg:width="0.321cm" svg:height="0.321cm" svg:x="15.409cm" svg:y="7.595cm" svg:viewBox="0 0 322 322" svg:d="M163 0c88 0 159 67 159 159 0 91-71 163-159 163-93 0-163-72-163-163 0-92 70-159 163-159z">
          <text:p/>
        </draw:path>
        <draw:polygon draw:style-name="gr8" draw:text-style-name="P2" draw:layer="layout" svg:width="0cm" svg:height="0cm" svg:x="15.409cm" svg:y="7.595cm" svg:viewBox="0 0 0 0" draw:points="0,0">
          <text:p/>
        </draw:polygon>
        <draw:polygon draw:style-name="gr8" draw:text-style-name="P2" draw:layer="layout" svg:width="0cm" svg:height="0cm" svg:x="15.73cm" svg:y="7.916cm" svg:viewBox="0 0 0 0" draw:points="0,0">
          <text:p/>
        </draw:polygon>
        <draw:line draw:style-name="gr9" draw:text-style-name="P2" draw:layer="layout" svg:x1="15.603cm" svg:y1="7.898cm" svg:x2="15.618cm" svg:y2="13.318cm">
          <text:p/>
        </draw:line>
        <draw:frame draw:style-name="gr10" draw:text-style-name="P7" draw:layer="layout" svg:width="0.634cm" svg:height="0.78cm" svg:x="15.431cm" svg:y="13.526cm">
          <draw:text-box>
            <text:p text:style-name="P6"><text:span text:style-name="T2">0</text:span></text:p>
          </draw:text-box>
        </draw:frame>
        <draw:path draw:style-name="gr1" draw:text-style-name="P1" draw:layer="layout" svg:width="0.321cm" svg:height="0.321cm" svg:x="16.372cm" svg:y="5.376cm" svg:viewBox="0 0 322 322" svg:d="M159 0c92 0 163 70 163 162 0 89-71 160-163 160s-159-71-159-160c0-92 67-162 159-162zM0 0zM322 322z">
          <text:p/>
        </draw:path>
        <draw:path draw:style-name="gr8" draw:text-style-name="P2" draw:layer="layout" svg:width="0.321cm" svg:height="0.321cm" svg:x="16.372cm" svg:y="5.376cm" svg:viewBox="0 0 322 322" svg:d="M159 0c92 0 163 70 163 162 0 89-71 160-163 160s-159-71-159-160c0-92 67-162 159-162z">
          <text:p/>
        </draw:path>
        <draw:polygon draw:style-name="gr8" draw:text-style-name="P2" draw:layer="layout" svg:width="0cm" svg:height="0cm" svg:x="16.372cm" svg:y="5.376cm" svg:viewBox="0 0 0 0" draw:points="0,0">
          <text:p/>
        </draw:polygon>
        <draw:polygon draw:style-name="gr8" draw:text-style-name="P2" draw:layer="layout" svg:width="0cm" svg:height="0cm" svg:x="16.693cm" svg:y="5.697cm" svg:viewBox="0 0 0 0" draw:points="0,0">
          <text:p/>
        </draw:polygon>
        <draw:line draw:style-name="gr9" draw:text-style-name="P2" draw:layer="layout" svg:x1="16.502cm" svg:y1="5.697cm" svg:x2="16.521cm" svg:y2="13.318cm">
          <text:p/>
        </draw:line>
        <draw:frame draw:style-name="gr10" draw:text-style-name="P7" draw:layer="layout" svg:width="0.634cm" svg:height="0.78cm" svg:x="16.432cm" svg:y="13.526cm">
          <draw:text-box>
            <text:p text:style-name="P6"><text:span text:style-name="T2">0</text:span></text:p>
          </draw:text-box>
        </draw:frame>
        <draw:line draw:style-name="gr9" draw:text-style-name="P2" draw:layer="layout" svg:x1="14.488cm" svg:y1="10.445cm" svg:x2="14.488cm" svg:y2="13.366cm">
          <text:p/>
        </draw:line>
        <draw:path draw:style-name="gr4" draw:text-style-name="P3" draw:layer="layout" svg:width="0.511cm" svg:height="0.508cm" svg:x="14.206cm" svg:y="10.124cm" svg:viewBox="0 0 512 509" svg:d="M254 0c146 0 255 110 255 254 0 142-109 255-255 255-141 0-254-113-254-255 0-144 113-254 254-254zM0 0zM512 509z">
          <text:p/>
        </draw:path>
        <draw:path draw:style-name="gr5" draw:text-style-name="P2" draw:layer="layout" svg:width="0.508cm" svg:height="0.508cm" svg:x="14.206cm" svg:y="10.124cm" svg:viewBox="0 0 509 509" svg:d="M254 0c146 0 255 110 255 254 0 142-109 255-255 255-141 0-254-113-254-255 0-144 113-254 254-254z">
          <text:p/>
        </draw:path>
        <draw:polygon draw:style-name="gr5" draw:text-style-name="P2" draw:layer="layout" svg:width="0cm" svg:height="0cm" svg:x="14.206cm" svg:y="10.124cm" svg:viewBox="0 0 0 0" draw:points="0,0">
          <text:p/>
        </draw:polygon>
        <draw:polygon draw:style-name="gr5" draw:text-style-name="P2" draw:layer="layout" svg:width="0cm" svg:height="0cm" svg:x="14.717cm" svg:y="10.632cm" svg:viewBox="0 0 0 0" draw:points="0,0">
          <text:p/>
        </draw:polygon>
        <draw:frame draw:style-name="gr10" draw:text-style-name="P7" draw:layer="layout" svg:width="0.634cm" svg:height="0.78cm" svg:x="14.273cm" svg:y="13.543cm">
          <draw:text-box>
            <text:p text:style-name="P6"><text:span text:style-name="T3">1</text:span></text:p>
          </draw:text-box>
        </draw:frame>
        <draw:line draw:style-name="gr9" draw:text-style-name="P2" draw:layer="layout" svg:x1="10.71cm" svg:y1="10.456cm" svg:x2="10.71cm" svg:y2="13.377cm">
          <text:p/>
        </draw:line>
        <draw:frame draw:style-name="gr10" draw:text-style-name="P7" draw:layer="layout" svg:width="0.634cm" svg:height="0.78cm" svg:x="10.499cm" svg:y="13.554cm">
          <draw:text-box>
            <text:p text:style-name="P6"><text:span text:style-name="T3">1</text:span></text:p>
          </draw:text-box>
        </draw:frame>
        <draw:line draw:style-name="gr9" draw:text-style-name="P2" draw:layer="layout" svg:x1="8.149cm" svg:y1="10.371cm" svg:x2="8.149cm" svg:y2="13.292cm">
          <text:p/>
        </draw:line>
        <draw:frame draw:style-name="gr10" draw:text-style-name="P7" draw:layer="layout" svg:width="0.634cm" svg:height="0.78cm" svg:x="7.934cm" svg:y="13.466cm">
          <draw:text-box>
            <text:p text:style-name="P6"><text:span text:style-name="T3">1</text:span></text:p>
          </draw:text-box>
        </draw:frame>
        <draw:line draw:style-name="gr9" draw:text-style-name="P2" draw:layer="layout" svg:x1="5.404cm" svg:y1="10.343cm" svg:x2="5.404cm" svg:y2="13.264cm">
          <text:p/>
        </draw:line>
        <draw:path draw:style-name="gr4" draw:text-style-name="P3" draw:layer="layout" svg:width="0.508cm" svg:height="0.508cm" svg:x="5.21cm" svg:y="10.124cm" svg:viewBox="0 0 509 509" svg:d="M255 0c145 0 254 110 254 254 0 146-109 255-254 255-146 0-255-109-255-255 0-144 109-254 255-254zM0 0zM509 509z">
          <text:p/>
        </draw:path>
        <draw:path draw:style-name="gr5" draw:text-style-name="P2" draw:layer="layout" svg:width="0.508cm" svg:height="0.508cm" svg:x="5.21cm" svg:y="10.124cm" svg:viewBox="0 0 509 509" svg:d="M255 0c145 0 254 110 254 254 0 146-109 255-254 255-146 0-255-109-255-255 0-144 109-254 255-254z">
          <text:p/>
        </draw:path>
        <draw:polygon draw:style-name="gr5" draw:text-style-name="P2" draw:layer="layout" svg:width="0cm" svg:height="0cm" svg:x="5.21cm" svg:y="10.124cm" svg:viewBox="0 0 0 0" draw:points="0,0">
          <text:p/>
        </draw:polygon>
        <draw:polygon draw:style-name="gr5" draw:text-style-name="P2" draw:layer="layout" svg:width="0cm" svg:height="0cm" svg:x="5.718cm" svg:y="10.632cm" svg:viewBox="0 0 0 0" draw:points="0,0">
          <text:p/>
        </draw:polygon>
        <draw:path draw:style-name="gr4" draw:text-style-name="P3" draw:layer="layout" svg:width="0.508cm" svg:height="0.508cm" svg:x="7.909cm" svg:y="10.124cm" svg:viewBox="0 0 509 509" svg:d="M254 0c144 0 255 110 255 254 0 146-111 255-255 255-145 0-254-109-254-255 0-144 109-254 254-254zM0 0zM509 509z">
          <text:p/>
        </draw:path>
        <draw:path draw:style-name="gr5" draw:text-style-name="P2" draw:layer="layout" svg:width="0.508cm" svg:height="0.508cm" svg:x="7.909cm" svg:y="10.124cm" svg:viewBox="0 0 509 509" svg:d="M254 0c144 0 255 110 255 254 0 146-111 255-255 255-145 0-254-109-254-255 0-144 109-254 254-254z">
          <text:p/>
        </draw:path>
        <draw:polygon draw:style-name="gr5" draw:text-style-name="P2" draw:layer="layout" svg:width="0cm" svg:height="0cm" svg:x="7.909cm" svg:y="10.124cm" svg:viewBox="0 0 0 0" draw:points="0,0">
          <text:p/>
        </draw:polygon>
        <draw:polygon draw:style-name="gr5" draw:text-style-name="P2" draw:layer="layout" svg:width="0cm" svg:height="0cm" svg:x="8.417cm" svg:y="10.632cm" svg:viewBox="0 0 0 0" draw:points="0,0">
          <text:p/>
        </draw:polygon>
        <draw:path draw:style-name="gr4" draw:text-style-name="P3" draw:layer="layout" svg:width="0.512cm" svg:height="0.511cm" svg:x="10.505cm" svg:y="10.121cm" svg:viewBox="0 0 513 512" svg:d="M254 0c145 0 255 109 255 254s-110 255-255 255c-141 0-254-110-254-255s113-254 254-254zM0 0zM513 512z">
          <text:p/>
        </draw:path>
        <draw:path draw:style-name="gr5" draw:text-style-name="P2" draw:layer="layout" svg:width="0.508cm" svg:height="0.508cm" svg:x="10.505cm" svg:y="10.121cm" svg:viewBox="0 0 509 509" svg:d="M254 0c145 0 255 109 255 254s-110 255-255 255c-141 0-254-110-254-255s113-254 254-254z">
          <text:p/>
        </draw:path>
        <draw:polygon draw:style-name="gr5" draw:text-style-name="P2" draw:layer="layout" svg:width="0cm" svg:height="0cm" svg:x="10.505cm" svg:y="10.121cm" svg:viewBox="0 0 0 0" draw:points="0,0">
          <text:p/>
        </draw:polygon>
        <draw:polygon draw:style-name="gr5" draw:text-style-name="P2" draw:layer="layout" svg:width="0cm" svg:height="0cm" svg:x="11.017cm" svg:y="10.632cm" svg:viewBox="0 0 0 0" draw:points="0,0">
          <text:p/>
        </draw:polygon>
        <draw:frame draw:style-name="gr10" draw:text-style-name="P7" draw:layer="layout" svg:width="0.634cm" svg:height="0.78cm" svg:x="5.189cm" svg:y="13.441cm">
          <draw:text-box>
            <text:p text:style-name="P6"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iberationSans1" svg:font-family="LiberationSans"/>
    <style:font-face style:name="Arial" svg:font-family="Arial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24T17:56:06.776398000</dc:date>
    <meta:editing-duration>PT6M41S</meta:editing-duration>
    <meta:editing-cycles>1</meta:editing-cycles>
    <meta:document-statistic meta:object-count="57"/>
    <meta:generator>LibreOffice/4.4.6.3$MacOSX_X86_64 LibreOffice_project/e8938fd3328e95dcf59dd64e7facd2c7d67c704d</meta:generator>
  </office:meta>
</office:document-meta>
</file>